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BT::InnerNode::num_leaves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 office:value-type="float" office:value="213" calcext:value-type="float">
            <text:p>213</text:p>
          </table:table-cell>
          <table:table-cell table:number-columns-repeated="3" office:value-type="float" office:value="193" calcext:value-type="float">
            <text:p>193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BT::LeafNode::num_leaves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3" office:value-type="float" office:value="213" calcext:value-type="float">
            <text:p>213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5">
            <text:p>1MB</text:p>
          </table:table-cell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SBT</text:p>
          </table:table-cell>
          <table:table-cell office:value-type="float" office:value="13340672" calcext:value-type="float">
            <text:p>13340672</text:p>
          </table:table-cell>
          <table:table-cell office:value-type="float" office:value="6672384" calcext:value-type="float">
            <text:p>6672384</text:p>
          </table:table-cell>
          <table:table-cell office:value-type="float" office:value="5054464" calcext:value-type="float">
            <text:p>5054464</text:p>
          </table:table-cell>
          <table:table-cell office:value-type="float" office:value="3792896" calcext:value-type="float">
            <text:p>3792896</text:p>
          </table:table-cell>
          <table:table-cell office:value-type="float" office:value="3035136" calcext:value-type="float">
            <text:p>3035136</text:p>
          </table:table-cell>
          <table:table-cell office:value-type="float" office:value="2830336" calcext:value-type="float">
            <text:p>2830336</text:p>
          </table:table-cell>
          <table:table-cell office:value-type="float" office:value="2428928" calcext:value-type="float">
            <text:p>2428928</text:p>
          </table:table-cell>
          <table:table-cell office:value-type="float" office:value="2125824" calcext:value-type="float">
            <text:p>2125824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  <table:table-cell office:value-type="float" office:value="2278192" calcext:value-type="float">
            <text:p>2278192</text:p>
          </table:table-cell>
          <table:table-cell office:value-type="float" office:value="1737616" calcext:value-type="float">
            <text:p>1737616</text:p>
          </table:table-cell>
          <table:table-cell office:value-type="float" office:value="1607208" calcext:value-type="float">
            <text:p>1607208</text:p>
          </table:table-cell>
          <table:table-cell office:value-type="float" office:value="2433628" calcext:value-type="float">
            <text:p>2433628</text:p>
          </table:table-cell>
          <table:table-cell office:value-type="float" office:value="9891956" calcext:value-type="float">
            <text:p>9891956</text:p>
          </table:table-cell>
          <table:table-cell office:value-type="float" office:value="69295384" calcext:value-type="float">
            <text:p>69295384</text:p>
          </table:table-cell>
          <table:table-cell office:value-type="float" office:value="541337088" calcext:value-type="float">
            <text:p>541337088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</text:p>
          </table:table-cell>
          <table:table-cell table:formula="of:=SUM([.C7:.C9])" office:value-type="float" office:value="13340672" calcext:value-type="float">
            <text:p>13340672</text:p>
          </table:table-cell>
          <table:table-cell table:formula="of:=SUM([.D7:.D9])" office:value-type="float" office:value="8950576" calcext:value-type="float">
            <text:p>8950576</text:p>
          </table:table-cell>
          <table:table-cell table:formula="of:=SUM([.E7:.E9])" office:value-type="float" office:value="6792080" calcext:value-type="float">
            <text:p>6792080</text:p>
          </table:table-cell>
          <table:table-cell table:formula="of:=SUM([.F7:.F9])" office:value-type="float" office:value="5400104" calcext:value-type="float">
            <text:p>5400104</text:p>
          </table:table-cell>
          <table:table-cell table:formula="of:=SUM([.G7:.G9])" office:value-type="float" office:value="5468764" calcext:value-type="float">
            <text:p>5468764</text:p>
          </table:table-cell>
          <table:table-cell table:formula="of:=SUM([.H7:.H9])" office:value-type="float" office:value="12722292" calcext:value-type="float">
            <text:p>12722292</text:p>
          </table:table-cell>
          <table:table-cell table:formula="of:=SUM([.I7:.I9])" office:value-type="float" office:value="71724312" calcext:value-type="float">
            <text:p>71724312</text:p>
          </table:table-cell>
          <table:table-cell table:formula="of:=SUM([.J7:.J9])" office:value-type="float" office:value="543462912" calcext:value-type="float">
            <text:p>543462912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 MB</text:p>
          </table:table-cell>
          <table:table-cell table:style-name="ce4" table:formula="of:=[.C10]/1024/1024" office:value-type="float" office:value="12.72265625" calcext:value-type="float">
            <text:p>12.72</text:p>
          </table:table-cell>
          <table:table-cell table:style-name="ce4" table:formula="of:=[.D10]/1024/1024" office:value-type="float" office:value="8.53593444824219" calcext:value-type="float">
            <text:p>8.54</text:p>
          </table:table-cell>
          <table:table-cell table:style-name="ce4" table:formula="of:=[.E10]/1024/1024" office:value-type="float" office:value="6.47743225097656" calcext:value-type="float">
            <text:p>6.48</text:p>
          </table:table-cell>
          <table:table-cell table:style-name="ce4" table:formula="of:=[.F10]/1024/1024" office:value-type="float" office:value="5.14994049072266" calcext:value-type="float">
            <text:p>5.15</text:p>
          </table:table-cell>
          <table:table-cell table:style-name="ce4" table:formula="of:=[.G10]/1024/1024" office:value-type="float" office:value="5.21541976928711" calcext:value-type="float">
            <text:p>5.22</text:p>
          </table:table-cell>
          <table:table-cell table:style-name="ce4" table:formula="of:=[.H10]/1024/1024" office:value-type="float" office:value="12.1329231262207" calcext:value-type="float">
            <text:p>12.13</text:p>
          </table:table-cell>
          <table:table-cell table:style-name="ce4" table:formula="of:=[.I10]/1024/1024" office:value-type="float" office:value="68.4016342163086" calcext:value-type="float">
            <text:p>68.40</text:p>
          </table:table-cell>
          <table:table-cell table:style-name="ce4" table:formula="of:=[.J10]/1024/1024" office:value-type="float" office:value="518.28662109375" calcext:value-type="float">
            <text:p>518.2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" table:number-rows-spanned="5">
            <text:p>20MB</text:p>
          </table:table-cell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SBT</text:p>
          </table:table-cell>
          <table:table-cell office:value-type="float" office:value="310947840" calcext:value-type="float">
            <text:p>310947840</text:p>
          </table:table-cell>
          <table:table-cell office:value-type="float" office:value="155480064" calcext:value-type="float">
            <text:p>155480064</text:p>
          </table:table-cell>
          <table:table-cell office:value-type="float" office:value="117714944" calcext:value-type="float">
            <text:p>117714944</text:p>
          </table:table-cell>
          <table:table-cell office:value-type="float" office:value="88285184" calcext:value-type="float">
            <text:p>88285184</text:p>
          </table:table-cell>
          <table:table-cell office:value-type="float" office:value="70635520" calcext:value-type="float">
            <text:p>70635520</text:p>
          </table:table-cell>
          <table:table-cell office:value-type="float" office:value="65835008" calcext:value-type="float">
            <text:p>65835008</text:p>
          </table:table-cell>
          <table:table-cell office:value-type="float" office:value="56430592" calcext:value-type="float">
            <text:p>56430592</text:p>
          </table:table-cell>
          <table:table-cell office:value-type="float" office:value="49381376" calcext:value-type="float">
            <text:p>49381376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  <table:table-cell office:value-type="float" office:value="52025772" calcext:value-type="float">
            <text:p>52025772</text:p>
          </table:table-cell>
          <table:table-cell office:value-type="float" office:value="38797060" calcext:value-type="float">
            <text:p>38797060</text:p>
          </table:table-cell>
          <table:table-cell office:value-type="float" office:value="32475400" calcext:value-type="float">
            <text:p>32475400</text:p>
          </table:table-cell>
          <table:table-cell office:value-type="float" office:value="29818352" calcext:value-type="float">
            <text:p>29818352</text:p>
          </table:table-cell>
          <table:table-cell office:value-type="float" office:value="35167684" calcext:value-type="float">
            <text:p>35167684</text:p>
          </table:table-cell>
          <table:table-cell office:value-type="float" office:value="93377732" calcext:value-type="float">
            <text:p>93377732</text:p>
          </table:table-cell>
          <table:table-cell office:value-type="float" office:value="565523004" calcext:value-type="float">
            <text:p>565523004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</text:p>
          </table:table-cell>
          <table:table-cell table:formula="of:=SUM([.C13:.C15])" office:value-type="float" office:value="310947840" calcext:value-type="float">
            <text:p>310947840</text:p>
          </table:table-cell>
          <table:table-cell table:formula="of:=SUM([.D13:.D15])" office:value-type="float" office:value="207505836" calcext:value-type="float">
            <text:p>207505836</text:p>
          </table:table-cell>
          <table:table-cell table:formula="of:=SUM([.E13:.E15])" office:value-type="float" office:value="156512004" calcext:value-type="float">
            <text:p>156512004</text:p>
          </table:table-cell>
          <table:table-cell table:formula="of:=SUM([.F13:.F15])" office:value-type="float" office:value="120760584" calcext:value-type="float">
            <text:p>120760584</text:p>
          </table:table-cell>
          <table:table-cell table:formula="of:=SUM([.G13:.G15])" office:value-type="float" office:value="100453872" calcext:value-type="float">
            <text:p>100453872</text:p>
          </table:table-cell>
          <table:table-cell table:formula="of:=SUM([.H13:.H15])" office:value-type="float" office:value="101002692" calcext:value-type="float">
            <text:p>101002692</text:p>
          </table:table-cell>
          <table:table-cell table:formula="of:=SUM([.I13:.I15])" office:value-type="float" office:value="149808324" calcext:value-type="float">
            <text:p>149808324</text:p>
          </table:table-cell>
          <table:table-cell table:formula="of:=SUM([.J13:.J15])" office:value-type="float" office:value="614904380" calcext:value-type="float">
            <text:p>614904380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 MB</text:p>
          </table:table-cell>
          <table:table-cell table:style-name="ce4" table:formula="of:=[.C16]/1024/1024" office:value-type="float" office:value="296.54296875" calcext:value-type="float">
            <text:p>296.54</text:p>
          </table:table-cell>
          <table:table-cell table:style-name="ce4" table:formula="of:=[.D16]/1024/1024" office:value-type="float" office:value="197.892986297607" calcext:value-type="float">
            <text:p>197.89</text:p>
          </table:table-cell>
          <table:table-cell table:style-name="ce4" table:formula="of:=[.E16]/1024/1024" office:value-type="float" office:value="149.261478424072" calcext:value-type="float">
            <text:p>149.26</text:p>
          </table:table-cell>
          <table:table-cell table:style-name="ce4" table:formula="of:=[.F16]/1024/1024" office:value-type="float" office:value="115.16626739502" calcext:value-type="float">
            <text:p>115.17</text:p>
          </table:table-cell>
          <table:table-cell table:style-name="ce4" table:formula="of:=[.G16]/1024/1024" office:value-type="float" office:value="95.8002777099609" calcext:value-type="float">
            <text:p>95.80</text:p>
          </table:table-cell>
          <table:table-cell table:style-name="ce4" table:formula="of:=[.H16]/1024/1024" office:value-type="float" office:value="96.323673248291" calcext:value-type="float">
            <text:p>96.32</text:p>
          </table:table-cell>
          <table:table-cell table:style-name="ce4" table:formula="of:=[.I16]/1024/1024" office:value-type="float" office:value="142.868350982666" calcext:value-type="float">
            <text:p>142.87</text:p>
          </table:table-cell>
          <table:table-cell table:style-name="ce4" table:formula="of:=[.J16]/1024/1024" office:value-type="float" office:value="586.418514251709" calcext:value-type="float">
            <text:p>586.4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5">
            <text:p>100MB</text:p>
          </table:table-cell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SBT</text:p>
          </table:table-cell>
          <table:table-cell office:value-type="float" office:value="1573249024" calcext:value-type="float">
            <text:p>1573249024</text:p>
          </table:table-cell>
          <table:table-cell office:value-type="float" office:value="786632704" calcext:value-type="float">
            <text:p>786632704</text:p>
          </table:table-cell>
          <table:table-cell office:value-type="float" office:value="595550208" calcext:value-type="float">
            <text:p>595550208</text:p>
          </table:table-cell>
          <table:table-cell office:value-type="float" office:value="446668800" calcext:value-type="float">
            <text:p>446668800</text:p>
          </table:table-cell>
          <table:table-cell office:value-type="float" office:value="357335040" calcext:value-type="float">
            <text:p>357335040</text:p>
          </table:table-cell>
          <table:table-cell office:value-type="float" office:value="333062144" calcext:value-type="float">
            <text:p>333062144</text:p>
          </table:table-cell>
          <table:table-cell office:value-type="float" office:value="285483008" calcext:value-type="float">
            <text:p>285483008</text:p>
          </table:table-cell>
          <table:table-cell office:value-type="float" office:value="249798656" calcext:value-type="float">
            <text:p>249798656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  <table:table-cell office:value-type="float" office:value="262011400" calcext:value-type="float">
            <text:p>262011400</text:p>
          </table:table-cell>
          <table:table-cell office:value-type="float" office:value="194322856" calcext:value-type="float">
            <text:p>194322856</text:p>
          </table:table-cell>
          <table:table-cell office:value-type="float" office:value="161404412" calcext:value-type="float">
            <text:p>161404412</text:p>
          </table:table-cell>
          <table:table-cell office:value-type="float" office:value="143246360" calcext:value-type="float">
            <text:p>143246360</text:p>
          </table:table-cell>
          <table:table-cell office:value-type="float" office:value="138860128" calcext:value-type="float">
            <text:p>138860128</text:p>
          </table:table-cell>
          <table:table-cell office:value-type="float" office:value="190865792" calcext:value-type="float">
            <text:p>190865792</text:p>
          </table:table-cell>
          <table:table-cell office:value-type="float" office:value="659284752" calcext:value-type="float">
            <text:p>659284752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</text:p>
          </table:table-cell>
          <table:table-cell table:formula="of:=SUM([.C19:.C21])" office:value-type="float" office:value="1573249024" calcext:value-type="float">
            <text:p>1573249024</text:p>
          </table:table-cell>
          <table:table-cell table:formula="of:=SUM([.D19:.D21])" office:value-type="float" office:value="1048644104" calcext:value-type="float">
            <text:p>1048644104</text:p>
          </table:table-cell>
          <table:table-cell table:formula="of:=SUM([.E19:.E21])" office:value-type="float" office:value="789873064" calcext:value-type="float">
            <text:p>789873064</text:p>
          </table:table-cell>
          <table:table-cell table:formula="of:=SUM([.F19:.F21])" office:value-type="float" office:value="608073212" calcext:value-type="float">
            <text:p>608073212</text:p>
          </table:table-cell>
          <table:table-cell table:formula="of:=SUM([.G19:.G21])" office:value-type="float" office:value="500581400" calcext:value-type="float">
            <text:p>500581400</text:p>
          </table:table-cell>
          <table:table-cell table:formula="of:=SUM([.H19:.H21])" office:value-type="float" office:value="471922272" calcext:value-type="float">
            <text:p>471922272</text:p>
          </table:table-cell>
          <table:table-cell table:formula="of:=SUM([.I19:.I21])" office:value-type="float" office:value="476348800" calcext:value-type="float">
            <text:p>476348800</text:p>
          </table:table-cell>
          <table:table-cell table:formula="of:=SUM([.J19:.J21])" office:value-type="float" office:value="909083408" calcext:value-type="float">
            <text:p>909083408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 Gb</text:p>
          </table:table-cell>
          <table:table-cell table:style-name="ce4" table:formula="of:=[.C22]/1024/1024/1024" office:value-type="float" office:value="1.46520233154297" calcext:value-type="float">
            <text:p>1.47</text:p>
          </table:table-cell>
          <table:table-cell table:style-name="ce4" table:formula="of:=[.D22]/1024/1024/1024" office:value-type="float" office:value="0.976625926792622" calcext:value-type="float">
            <text:p>0.98</text:p>
          </table:table-cell>
          <table:table-cell table:style-name="ce4" table:formula="of:=[.E22]/1024/1024/1024" office:value-type="float" office:value="0.735626615583897" calcext:value-type="float">
            <text:p>0.74</text:p>
          </table:table-cell>
          <table:table-cell table:style-name="ce4" table:formula="of:=[.F22]/1024/1024/1024" office:value-type="float" office:value="0.566312309354544" calcext:value-type="float">
            <text:p>0.57</text:p>
          </table:table-cell>
          <table:table-cell table:style-name="ce4" table:formula="of:=[.G22]/1024/1024/1024" office:value-type="float" office:value="0.466202758252621" calcext:value-type="float">
            <text:p>0.47</text:p>
          </table:table-cell>
          <table:table-cell table:style-name="ce4" table:formula="of:=[.H22]/1024/1024/1024" office:value-type="float" office:value="0.439511865377426" calcext:value-type="float">
            <text:p>0.44</text:p>
          </table:table-cell>
          <table:table-cell table:style-name="ce4" table:formula="of:=[.I22]/1024/1024/1024" office:value-type="float" office:value="0.443634390830994" calcext:value-type="float">
            <text:p>0.44</text:p>
          </table:table-cell>
          <table:table-cell table:style-name="ce4" table:formula="of:=[.J22]/1024/1024/1024" office:value-type="float" office:value="0.846649900078774" calcext:value-type="float">
            <text:p>0.8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" table:number-rows-spanned="5">
            <text:p>200MB</text:p>
          </table:table-cell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SBT</text:p>
          </table:table-cell>
          <table:table-cell office:value-type="float" office:value="2874859520" calcext:value-type="float">
            <text:p>2874859520</text:p>
          </table:table-cell>
          <table:table-cell office:value-type="float" office:value="1437433856" calcext:value-type="float">
            <text:p>1437433856</text:p>
          </table:table-cell>
          <table:table-cell office:value-type="float" office:value="1088266240" calcext:value-type="float">
            <text:p>1088266240</text:p>
          </table:table-cell>
          <table:table-cell office:value-type="float" office:value="816205824" calcext:value-type="float">
            <text:p>816205824</text:p>
          </table:table-cell>
          <table:table-cell office:value-type="float" office:value="652967936" calcext:value-type="float">
            <text:p>652967936</text:p>
          </table:table-cell>
          <table:table-cell office:value-type="float" office:value="608604160" calcext:value-type="float">
            <text:p>608604160</text:p>
          </table:table-cell>
          <table:table-cell office:value-type="float" office:value="521662464" calcext:value-type="float">
            <text:p>521662464</text:p>
          </table:table-cell>
          <table:table-cell office:value-type="float" office:value="456454144" calcext:value-type="float">
            <text:p>456454144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  <table:table-cell office:value-type="float" office:value="477743736" calcext:value-type="float">
            <text:p>477743736</text:p>
          </table:table-cell>
          <table:table-cell office:value-type="float" office:value="354085748" calcext:value-type="float">
            <text:p>354085748</text:p>
          </table:table-cell>
          <table:table-cell office:value-type="float" office:value="293291000" calcext:value-type="float">
            <text:p>293291000</text:p>
          </table:table-cell>
          <table:table-cell office:value-type="float" office:value="259049548" calcext:value-type="float">
            <text:p>259049548</text:p>
          </table:table-cell>
          <table:table-cell office:value-type="float" office:value="244606368" calcext:value-type="float">
            <text:p>244606368</text:p>
          </table:table-cell>
          <table:table-cell office:value-type="float" office:value="289960720" calcext:value-type="float">
            <text:p>289960720</text:p>
          </table:table-cell>
          <table:table-cell office:value-type="float" office:value="753975764" calcext:value-type="float">
            <text:p>753975764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</text:p>
          </table:table-cell>
          <table:table-cell table:formula="of:=SUM([.C26:.C27])" office:value-type="float" office:value="2874859520" calcext:value-type="float">
            <text:p>2874859520</text:p>
          </table:table-cell>
          <table:table-cell table:formula="of:=SUM([.D26:.D27])" office:value-type="float" office:value="1915177592" calcext:value-type="float">
            <text:p>1915177592</text:p>
          </table:table-cell>
          <table:table-cell table:formula="of:=SUM([.E26:.E27])" office:value-type="float" office:value="1442351988" calcext:value-type="float">
            <text:p>1442351988</text:p>
          </table:table-cell>
          <table:table-cell table:formula="of:=SUM([.F26:.F27])" office:value-type="float" office:value="1109496824" calcext:value-type="float">
            <text:p>1109496824</text:p>
          </table:table-cell>
          <table:table-cell table:formula="of:=SUM([.G26:.G27])" office:value-type="float" office:value="912017484" calcext:value-type="float">
            <text:p>912017484</text:p>
          </table:table-cell>
          <table:table-cell table:formula="of:=SUM([.H26:.H27])" office:value-type="float" office:value="853210528" calcext:value-type="float">
            <text:p>853210528</text:p>
          </table:table-cell>
          <table:table-cell table:formula="of:=SUM([.I26:.I27])" office:value-type="float" office:value="811623184" calcext:value-type="float">
            <text:p>811623184</text:p>
          </table:table-cell>
          <table:table-cell table:formula="of:=SUM([.J26:.J27])" office:value-type="float" office:value="1210429908" calcext:value-type="float">
            <text:p>1210429908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 Gb</text:p>
          </table:table-cell>
          <table:table-cell table:style-name="ce4" table:formula="of:=[.C28]/1024/1024/1024" office:value-type="float" office:value="2.67742156982422" calcext:value-type="float">
            <text:p>2.68</text:p>
          </table:table-cell>
          <table:table-cell table:style-name="ce4" table:formula="of:=[.D28]/1024/1024/1024" office:value-type="float" office:value="1.78364812582731" calcext:value-type="float">
            <text:p>1.78</text:p>
          </table:table-cell>
          <table:table-cell table:style-name="ce4" table:formula="of:=[.E28]/1024/1024/1024" office:value-type="float" office:value="1.34329496696591" calcext:value-type="float">
            <text:p>1.34</text:p>
          </table:table-cell>
          <table:table-cell table:style-name="ce4" table:formula="of:=[.F28]/1024/1024/1024" office:value-type="float" office:value="1.03329943865538" calcext:value-type="float">
            <text:p>1.03</text:p>
          </table:table-cell>
          <table:table-cell table:style-name="ce4" table:formula="of:=[.G28]/1024/1024/1024" office:value-type="float" office:value="0.849382471293211" calcext:value-type="float">
            <text:p>0.85</text:p>
          </table:table-cell>
          <table:table-cell table:style-name="ce4" table:formula="of:=[.H28]/1024/1024/1024" office:value-type="float" office:value="0.794614225625992" calcext:value-type="float">
            <text:p>0.79</text:p>
          </table:table-cell>
          <table:table-cell table:style-name="ce4" table:formula="of:=[.I28]/1024/1024/1024" office:value-type="float" office:value="0.755882993340492" calcext:value-type="float">
            <text:p>0.76</text:p>
          </table:table-cell>
          <table:table-cell table:style-name="ce4" table:formula="of:=[.J28]/1024/1024/1024" office:value-type="float" office:value="1.12730069831014" calcext:value-type="float">
            <text:p>1.13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8"/>
          <table:table-cell table:style-name="ce9" table:number-columns-repeated="9"/>
          <table:table-cell table:number-columns-repeated="1014"/>
        </table:table-row>
        <table:table-row table:style-name="ro1">
          <table:table-cell table:style-name="ce9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pattern len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 table:number-columns-spanned="8" table:number-rows-spanned="1">
            <text:p>d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В микросекундах</text:p>
          </table:table-cell>
          <table:table-cell office:value-type="string" calcext:value-type="string">
            <text:p>num quari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MB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466" calcext:value-type="float">
            <text:p>466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581" calcext:value-type="float">
            <text:p>581</text:p>
          </table:table-cell>
          <table:table-cell office:value-type="float" office:value="942" calcext:value-type="float">
            <text:p>942</text:p>
          </table:table-cell>
          <table:table-cell office:value-type="float" office:value="1612" calcext:value-type="float">
            <text:p>1612</text:p>
          </table:table-cell>
          <table:table-cell office:value-type="float" office:value="3861" calcext:value-type="float">
            <text:p>38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MB</text:p>
          </table:table-cell>
          <table:table-cell office:value-type="float" office:value="580" calcext:value-type="float">
            <text:p>580</text:p>
          </table:table-cell>
          <table:table-cell office:value-type="float" office:value="475" calcext:value-type="float">
            <text:p>475</text:p>
          </table:table-cell>
          <table:table-cell office:value-type="float" office:value="627" calcext:value-type="float">
            <text:p>627</text:p>
          </table:table-cell>
          <table:table-cell office:value-type="float" office:value="796" calcext:value-type="float">
            <text:p>796</text:p>
          </table:table-cell>
          <table:table-cell office:value-type="float" office:value="738" calcext:value-type="float">
            <text:p>738</text:p>
          </table:table-cell>
          <table:table-cell office:value-type="float" office:value="679" calcext:value-type="float">
            <text:p>679</text:p>
          </table:table-cell>
          <table:table-cell office:value-type="float" office:value="697" calcext:value-type="float">
            <text:p>697</text:p>
          </table:table-cell>
          <table:table-cell office:value-type="float" office:value="736" calcext:value-type="float">
            <text:p>736</text:p>
          </table:table-cell>
          <table:table-cell office:value-type="float" office:value="1135" calcext:value-type="float">
            <text:p>11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MB</text:p>
          </table:table-cell>
          <table:table-cell office:value-type="float" office:value="2938" calcext:value-type="float">
            <text:p>2938</text:p>
          </table:table-cell>
          <table:table-cell office:value-type="float" office:value="500" calcext:value-type="float">
            <text:p>500</text:p>
          </table:table-cell>
          <table:table-cell office:value-type="float" office:value="767" calcext:value-type="float">
            <text:p>767</text:p>
          </table:table-cell>
          <table:table-cell office:value-type="float" office:value="826" calcext:value-type="float">
            <text:p>826</text:p>
          </table:table-cell>
          <table:table-cell office:value-type="float" office:value="764" calcext:value-type="float">
            <text:p>764</text:p>
          </table:table-cell>
          <table:table-cell office:value-type="float" office:value="726" calcext:value-type="float">
            <text:p>726</text:p>
          </table:table-cell>
          <table:table-cell office:value-type="float" office:value="712" calcext:value-type="float">
            <text:p>712</text:p>
          </table:table-cell>
          <table:table-cell office:value-type="float" office:value="692" calcext:value-type="float">
            <text:p>692</text:p>
          </table:table-cell>
          <table:table-cell office:value-type="float" office:value="749" calcext:value-type="float">
            <text:p>7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MB</text:p>
          </table:table-cell>
          <table:table-cell office:value-type="float" office:value="5368" calcext:value-type="float">
            <text:p>5368</text:p>
          </table:table-cell>
          <table:table-cell office:value-type="float" office:value="340" calcext:value-type="float">
            <text:p>340</text:p>
          </table:table-cell>
          <table:table-cell office:value-type="float" office:value="754" calcext:value-type="float">
            <text:p>754</text:p>
          </table:table-cell>
          <table:table-cell office:value-type="float" office:value="806" calcext:value-type="float">
            <text:p>806</text:p>
          </table:table-cell>
          <table:table-cell office:value-type="float" office:value="772" calcext:value-type="float">
            <text:p>772</text:p>
          </table:table-cell>
          <table:table-cell office:value-type="float" office:value="716" calcext:value-type="float">
            <text:p>716</text:p>
          </table:table-cell>
          <table:table-cell office:value-type="float" office:value="729" calcext:value-type="float">
            <text:p>729</text:p>
          </table:table-cell>
          <table:table-cell office:value-type="float" office:value="736" calcext:value-type="float">
            <text:p>736</text:p>
          </table:table-cell>
          <table:table-cell office:value-type="float" office:value="687" calcext:value-type="float">
            <text:p>687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pattern len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 table:number-columns-spanned="8" table:number-rows-spanned="1">
            <text:p>d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В микросекундах</text:p>
          </table:table-cell>
          <table:table-cell office:value-type="string" calcext:value-type="string">
            <text:p>num quari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MB</text:p>
          </table:table-cell>
          <table:table-cell office:value-type="float" office:value="24" calcext:value-type="float">
            <text:p>24</text:p>
          </table:table-cell>
          <table:table-cell office:value-type="float" office:value="344" calcext:value-type="float">
            <text:p>344</text:p>
          </table:table-cell>
          <table:table-cell office:value-type="float" office:value="495" calcext:value-type="float">
            <text:p>495</text:p>
          </table:table-cell>
          <table:table-cell office:value-type="float" office:value="554" calcext:value-type="float">
            <text:p>554</text:p>
          </table:table-cell>
          <table:table-cell office:value-type="float" office:value="616" calcext:value-type="float">
            <text:p>616</text:p>
          </table:table-cell>
          <table:table-cell office:value-type="float" office:value="723" calcext:value-type="float">
            <text:p>723</text:p>
          </table:table-cell>
          <table:table-cell office:value-type="float" office:value="912" calcext:value-type="float">
            <text:p>912</text:p>
          </table:table-cell>
          <table:table-cell office:value-type="float" office:value="2744" calcext:value-type="float">
            <text:p>2744</text:p>
          </table:table-cell>
          <table:table-cell office:value-type="float" office:value="3608" calcext:value-type="float">
            <text:p>36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MB</text:p>
          </table:table-cell>
          <table:table-cell office:value-type="float" office:value="580" calcext:value-type="float">
            <text:p>580</text:p>
          </table:table-cell>
          <table:table-cell office:value-type="float" office:value="448" calcext:value-type="float">
            <text:p>448</text:p>
          </table:table-cell>
          <table:table-cell office:value-type="float" office:value="712" calcext:value-type="float">
            <text:p>712</text:p>
          </table:table-cell>
          <table:table-cell office:value-type="float" office:value="819" calcext:value-type="float">
            <text:p>819</text:p>
          </table:table-cell>
          <table:table-cell office:value-type="float" office:value="783" calcext:value-type="float">
            <text:p>783</text:p>
          </table:table-cell>
          <table:table-cell office:value-type="float" office:value="730" calcext:value-type="float">
            <text:p>730</text:p>
          </table:table-cell>
          <table:table-cell office:value-type="float" office:value="752" calcext:value-type="float">
            <text:p>752</text:p>
          </table:table-cell>
          <table:table-cell office:value-type="float" office:value="845" calcext:value-type="float">
            <text:p>845</text:p>
          </table:table-cell>
          <table:table-cell office:value-type="float" office:value="1136" calcext:value-type="float">
            <text:p>11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MB</text:p>
          </table:table-cell>
          <table:table-cell office:value-type="float" office:value="2938" calcext:value-type="float">
            <text:p>2938</text:p>
          </table:table-cell>
          <table:table-cell office:value-type="float" office:value="497" calcext:value-type="float">
            <text:p>497</text:p>
          </table:table-cell>
          <table:table-cell office:value-type="float" office:value="820" calcext:value-type="float">
            <text:p>820</text:p>
          </table:table-cell>
          <table:table-cell office:value-type="float" office:value="861" calcext:value-type="float">
            <text:p>861</text:p>
          </table:table-cell>
          <table:table-cell office:value-type="float" office:value="812" calcext:value-type="float">
            <text:p>812</text:p>
          </table:table-cell>
          <table:table-cell office:value-type="float" office:value="751" calcext:value-type="float">
            <text:p>751</text:p>
          </table:table-cell>
          <table:table-cell office:value-type="float" office:value="744" calcext:value-type="float">
            <text:p>744</text:p>
          </table:table-cell>
          <table:table-cell office:value-type="float" office:value="711" calcext:value-type="float">
            <text:p>711</text:p>
          </table:table-cell>
          <table:table-cell office:value-type="float" office:value="739" calcext:value-type="float">
            <text:p>7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MB</text:p>
          </table:table-cell>
          <table:table-cell office:value-type="float" office:value="5368" calcext:value-type="float">
            <text:p>5368</text:p>
          </table:table-cell>
          <table:table-cell office:value-type="float" office:value="504" calcext:value-type="float">
            <text:p>504</text:p>
          </table:table-cell>
          <table:table-cell office:value-type="float" office:value="796" calcext:value-type="float">
            <text:p>796</text:p>
          </table:table-cell>
          <table:table-cell office:value-type="float" office:value="869" calcext:value-type="float">
            <text:p>869</text:p>
          </table:table-cell>
          <table:table-cell office:value-type="float" office:value="818" calcext:value-type="float">
            <text:p>818</text:p>
          </table:table-cell>
          <table:table-cell office:value-type="float" office:value="733" calcext:value-type="float">
            <text:p>733</text:p>
          </table:table-cell>
          <table:table-cell office:value-type="float" office:value="758" calcext:value-type="float">
            <text:p>758</text:p>
          </table:table-cell>
          <table:table-cell office:value-type="float" office:value="778" calcext:value-type="float">
            <text:p>778</text:p>
          </table:table-cell>
          <table:table-cell office:value-type="float" office:value="700" calcext:value-type="float">
            <text:p>7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ttern len</text:p>
          </table:table-cell>
          <table:table-cell office:value-type="float" office:value="64" calcext:value-type="float">
            <text:p>64</text:p>
          </table:table-cell>
          <table:table-cell table:style-name="ce7" office:value-type="string" calcext:value-type="string" table:number-columns-spanned="8" table:number-rows-spanned="1">
            <text:p>d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В микросекундах</text:p>
          </table:table-cell>
          <table:table-cell office:value-type="string" calcext:value-type="string">
            <text:p>num quari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MB</text:p>
          </table:table-cell>
          <table:table-cell office:value-type="float" office:value="24" calcext:value-type="float">
            <text:p>24</text:p>
          </table:table-cell>
          <table:table-cell office:value-type="float" office:value="354" calcext:value-type="float">
            <text:p>354</text:p>
          </table:table-cell>
          <table:table-cell office:value-type="float" office:value="501" calcext:value-type="float">
            <text:p>501</text:p>
          </table:table-cell>
          <table:table-cell office:value-type="float" office:value="575" calcext:value-type="float">
            <text:p>575</text:p>
          </table:table-cell>
          <table:table-cell office:value-type="float" office:value="550" calcext:value-type="float">
            <text:p>550</text:p>
          </table:table-cell>
          <table:table-cell office:value-type="float" office:value="683" calcext:value-type="float">
            <text:p>683</text:p>
          </table:table-cell>
          <table:table-cell office:value-type="float" office:value="1029" calcext:value-type="float">
            <text:p>1029</text:p>
          </table:table-cell>
          <table:table-cell office:value-type="float" office:value="2257" calcext:value-type="float">
            <text:p>2257</text:p>
          </table:table-cell>
          <table:table-cell office:value-type="float" office:value="4220" calcext:value-type="float">
            <text:p>42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MB</text:p>
          </table:table-cell>
          <table:table-cell office:value-type="float" office:value="580" calcext:value-type="float">
            <text:p>580</text:p>
          </table:table-cell>
          <table:table-cell office:value-type="float" office:value="522" calcext:value-type="float">
            <text:p>522</text:p>
          </table:table-cell>
          <table:table-cell office:value-type="float" office:value="726" calcext:value-type="float">
            <text:p>726</text:p>
          </table:table-cell>
          <table:table-cell office:value-type="float" office:value="848" calcext:value-type="float">
            <text:p>848</text:p>
          </table:table-cell>
          <table:table-cell office:value-type="float" office:value="805" calcext:value-type="float">
            <text:p>805</text:p>
          </table:table-cell>
          <table:table-cell office:value-type="float" office:value="735" calcext:value-type="float">
            <text:p>735</text:p>
          </table:table-cell>
          <table:table-cell office:value-type="float" office:value="764" calcext:value-type="float">
            <text:p>764</text:p>
          </table:table-cell>
          <table:table-cell office:value-type="float" office:value="830" calcext:value-type="float">
            <text:p>830</text:p>
          </table:table-cell>
          <table:table-cell office:value-type="float" office:value="1113" calcext:value-type="float">
            <text:p>11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MB</text:p>
          </table:table-cell>
          <table:table-cell office:value-type="float" office:value="2938" calcext:value-type="float">
            <text:p>2938</text:p>
          </table:table-cell>
          <table:table-cell office:value-type="float" office:value="513" calcext:value-type="float">
            <text:p>513</text:p>
          </table:table-cell>
          <table:table-cell office:value-type="float" office:value="822" calcext:value-type="float">
            <text:p>822</text:p>
          </table:table-cell>
          <table:table-cell office:value-type="float" office:value="900" calcext:value-type="float">
            <text:p>900</text:p>
          </table:table-cell>
          <table:table-cell office:value-type="float" office:value="825" calcext:value-type="float">
            <text:p>825</text:p>
          </table:table-cell>
          <table:table-cell office:value-type="float" office:value="751" calcext:value-type="float">
            <text:p>751</text:p>
          </table:table-cell>
          <table:table-cell office:value-type="float" office:value="733" calcext:value-type="float">
            <text:p>733</text:p>
          </table:table-cell>
          <table:table-cell office:value-type="float" office:value="689" calcext:value-type="float">
            <text:p>689</text:p>
          </table:table-cell>
          <table:table-cell office:value-type="float" office:value="762" calcext:value-type="float">
            <text:p>7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MB</text:p>
          </table:table-cell>
          <table:table-cell office:value-type="float" office:value="5368" calcext:value-type="float">
            <text:p>5368</text:p>
          </table:table-cell>
          <table:table-cell office:value-type="float" office:value="492" calcext:value-type="float">
            <text:p>492</text:p>
          </table:table-cell>
          <table:table-cell office:value-type="float" office:value="808" calcext:value-type="float">
            <text:p>808</text:p>
          </table:table-cell>
          <table:table-cell office:value-type="float" office:value="874" calcext:value-type="float">
            <text:p>874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738" calcext:value-type="float">
            <text:p>738</text:p>
          </table:table-cell>
          <table:table-cell office:value-type="float" office:value="788" calcext:value-type="float">
            <text:p>788</text:p>
          </table:table-cell>
          <table:table-cell office:value-type="float" office:value="717" calcext:value-type="float">
            <text:p>717</text:p>
          </table:table-cell>
          <table:table-cell table:number-columns-repeated="1014"/>
        </table:table-row>
        <table:table-row table:style-name="ro1" table:number-rows-repeated="23">
          <table:table-cell table:style-name="Default" table:number-columns-repeated="10"/>
          <table:table-cell table:number-columns-repeated="101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22:20:54.850085429</meta:creation-date>
    <meta:generator>LibreOffice/7.3.7.2$Linux_X86_64 LibreOffice_project/30$Build-2</meta:generator>
    <dc:date>2023-06-18T15:29:08.353752099</dc:date>
    <meta:editing-duration>P1DT11H21M16S</meta:editing-duration>
    <meta:editing-cycles>76</meta:editing-cycles>
    <meta:document-statistic meta:table-count="1" meta:cell-count="349" meta:object-count="0"/>
  </office:meta>
</office:document-meta>
</file>